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dab6" officeooo:paragraph-rsid="0018dab6"/>
    </style:style>
    <style:style style:name="P2" style:family="paragraph" style:parent-style-name="Standard">
      <style:text-properties fo:font-size="14pt" fo:font-weight="bold" officeooo:rsid="0018dab6" officeooo:paragraph-rsid="0018dab6" style:font-size-asian="14pt" style:font-weight-asian="bold" style:font-size-complex="14pt" style:font-weight-complex="bold"/>
    </style:style>
    <style:style style:name="T1" style:family="text">
      <style:text-properties officeooo:rsid="001a604e"/>
    </style:style>
    <style:style style:name="T2" style:family="text">
      <style:text-properties officeooo:rsid="001ac9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ocket-FT8 32 kbps Sample Rate on Teensy 3.6 Note</text:p>
      <text:p text:style-name="P1"/>
      <text:p text:style-name="P1">This note is written to explain how to adjust the sample rate in the Teensy Audio Library from 44.1 kbps to 32 kbps for the Pocket-FT8 Project.</text:p>
      <text:p text:style-name="P1"/>
      <text:p text:style-name="P1">Please find in the folder Pocket_FT8_Teensy3.6_32kSampleRate_Note a file named </text:p>
      <text:p text:style-name="P1">“pdb_<text:span text:style-name="T2">june32k</text:span>.h”.</text:p>
      <text:p text:style-name="P1"/>
      <text:p text:style-name="P1">Using your file explorer, drill down to the Teensy Audio Library Folder <text:span text:style-name="T1">on your Arduino IDE installation </text:span>to find the folder which is similar to the path below:</text:p>
      <text:p text:style-name="P1"/>
      <text:p text:style-name="P1">C:\Arduino_2021\Arduino\hardware\teensy\avr\libraries\Audio\utility</text:p>
      <text:p text:style-name="P1"/>
      <text:p text:style-name="P1">In this folder you should see a file named “pdb.h”.</text:p>
      <text:p text:style-name="P1"/>
      <text:p text:style-name="P1">Place a copy of “pdb_<text:span text:style-name="T2">june32k</text:span>.h” in this folder.</text:p>
      <text:p text:style-name="P1"/>
      <text:p text:style-name="P1">Rename the “pdb.h” file to “pdb_original.h”</text:p>
      <text:p text:style-name="P1"/>
      <text:p text:style-name="P1">Rename the “pdb_32k-Copy.h” file to “pdb.h”.</text:p>
      <text:p text:style-name="P1"/>
      <text:p text:style-name="P1">Start your Arduino IDE and build the Pocket-FT8 Sketch.</text:p>
      <text:p text:style-name="P1"/>
      <text:p text:style-name="P1">That’s All Folks!</text:p>
      <text:p text:style-name="P1"/>
      <text:p text:style-name="P1">Charle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3T10:06:50.369000000</meta:creation-date>
    <dc:date>2022-06-24T07:04:12.170000000</dc:date>
    <meta:editing-duration>PT15M42S</meta:editing-duration>
    <meta:editing-cycles>3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3" meta:word-count="118" meta:character-count="777" meta:non-whitespace-character-count="671"/>
  </office:meta>
</office:document-meta>
</file>